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éonore semblait avoir affaire à un sacré personnage. A la fois bourru et débordant d'énergie, le dénommé Pedr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éo </meta:initial-creator>
    <meta:creation-date>2018-02-24T17:39:04.42</meta:creation-date>
    <dc:date>2018-03-14T07:59:15.94</dc:date>
    <dc:creator>Théo </dc:creator>
    <meta:editing-duration>PT8H38M29S</meta:editing-duration>
    <meta:editing-cycles>126</meta:editing-cycles>
    <meta:generator>OpenOffice/4.1.1$Win32 OpenOffice.org_project/411m6$Build-9775</meta:generator>
    <meta:document-statistic meta:table-count="0" meta:image-count="0" meta:object-count="0" meta:page-count="1" meta:paragraph-count="1" meta:word-count="18" meta:character-count="113"/>
  </office:meta>
</office:document-meta>
</file>